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1b4e1d" officeooo:paragraph-rsid="009051b7" style:font-weight-asian="bold" style:font-weight-complex="bold"/>
    </style:style>
    <style:style style:name="P47" style:family="paragraph" style:parent-style-name="Text_20_body" style:list-style-name="List_20_4">
      <style:text-properties fo:font-weight="bold" officeooo:rsid="001b4e1d" officeooo:paragraph-rsid="0094b34d" style:font-weight-asian="bold" style:font-weight-complex="bold"/>
    </style:style>
    <style:style style:name="P48" style:family="paragraph" style:parent-style-name="Text_20_body" style:list-style-name="List_20_4">
      <style:text-properties fo:font-weight="bold" officeooo:rsid="001b4e1d" officeooo:paragraph-rsid="00979584" style:font-weight-asian="bold" style:font-weight-complex="bold"/>
    </style:style>
    <style:style style:name="P49" style:family="paragraph" style:parent-style-name="Text_20_body" style:list-style-name="List_20_4">
      <style:text-properties fo:font-weight="bold" officeooo:rsid="003a2ff2" officeooo:paragraph-rsid="003a2ff2" style:font-weight-asian="bold" style:font-weight-complex="bold"/>
    </style:style>
    <style:style style:name="P50" style:family="paragraph" style:parent-style-name="Text_20_body" style:list-style-name="List_20_4">
      <style:text-properties fo:font-weight="bold" officeooo:rsid="003d00a6" officeooo:paragraph-rsid="003d00a6" style:font-weight-asian="bold" style:font-weight-complex="bold"/>
    </style:style>
    <style:style style:name="P51" style:family="paragraph" style:parent-style-name="Text_20_body" style:list-style-name="List_20_4">
      <style:text-properties fo:font-weight="bold" officeooo:rsid="00653aa0" officeooo:paragraph-rsid="00653aa0" style:font-weight-asian="bold" style:font-weight-complex="bold"/>
    </style:style>
    <style:style style:name="P52" style:family="paragraph" style:parent-style-name="Text_20_body" style:list-style-name="List_20_4">
      <style:text-properties fo:font-weight="bold" officeooo:rsid="00979584" officeooo:paragraph-rsid="00979584" style:font-weight-asian="bold" style:font-weight-complex="bold"/>
    </style:style>
    <style:style style:name="P53" style:family="paragraph" style:parent-style-name="Text_20_body" style:list-style-name="List_20_4">
      <style:text-properties fo:font-weight="bold" officeooo:rsid="009a2a1d" officeooo:paragraph-rsid="009c6ee8" style:font-weight-asian="bold" style:font-weight-complex="bold"/>
    </style:style>
    <style:style style:name="P54" style:family="paragraph" style:parent-style-name="Text_20_body" style:list-style-name="List_20_4">
      <style:text-properties officeooo:rsid="000cc708" officeooo:paragraph-rsid="000cc708"/>
    </style:style>
    <style:style style:name="P55" style:family="paragraph" style:parent-style-name="Text_20_body" style:list-style-name="List_20_4">
      <style:text-properties officeooo:rsid="000cc708" officeooo:paragraph-rsid="000e98b6"/>
    </style:style>
    <style:style style:name="P56" style:family="paragraph" style:parent-style-name="Text_20_body" style:list-style-name="List_20_4">
      <style:text-properties officeooo:rsid="000e98b6" officeooo:paragraph-rsid="000e98b6"/>
    </style:style>
    <style:style style:name="P57" style:family="paragraph" style:parent-style-name="Text_20_body" style:list-style-name="List_20_4">
      <style:text-properties officeooo:rsid="000f3ad8" officeooo:paragraph-rsid="000f3ad8"/>
    </style:style>
    <style:style style:name="P58" style:family="paragraph" style:parent-style-name="Text_20_body" style:list-style-name="List_20_4">
      <style:text-properties officeooo:rsid="00103dd6" officeooo:paragraph-rsid="001e4caa"/>
    </style:style>
    <style:style style:name="P59" style:family="paragraph" style:parent-style-name="Text_20_body" style:list-style-name="List_20_4">
      <style:text-properties officeooo:rsid="00103dd6" officeooo:paragraph-rsid="00103dd6"/>
    </style:style>
    <style:style style:name="P60" style:family="paragraph" style:parent-style-name="Text_20_body" style:list-style-name="List_20_4">
      <style:text-properties officeooo:rsid="0014829a" officeooo:paragraph-rsid="0014829a"/>
    </style:style>
    <style:style style:name="P61" style:family="paragraph" style:parent-style-name="Text_20_body" style:list-style-name="List_20_4">
      <style:text-properties officeooo:rsid="00166f5a" officeooo:paragraph-rsid="00166f5a"/>
    </style:style>
    <style:style style:name="P62" style:family="paragraph" style:parent-style-name="Text_20_body" style:list-style-name="List_20_4">
      <style:text-properties fo:color="#00a933" loext:opacity="100%" officeooo:rsid="001ed753" officeooo:paragraph-rsid="001ed753"/>
    </style:style>
    <style:style style:name="P63" style:family="paragraph" style:parent-style-name="Text_20_body" style:list-style-name="List_20_4">
      <style:text-properties fo:color="#00a933" loext:opacity="100%" officeooo:rsid="001cda26" officeooo:paragraph-rsid="001cda26"/>
    </style:style>
    <style:style style:name="P64" style:family="paragraph" style:parent-style-name="Text_20_body" style:list-style-name="List_20_4">
      <style:text-properties fo:color="#00a933" loext:opacity="100%" officeooo:rsid="0021e91c" officeooo:paragraph-rsid="0021e91c"/>
    </style:style>
    <style:style style:name="P65" style:family="paragraph" style:parent-style-name="Text_20_body" style:list-style-name="List_20_4">
      <style:text-properties fo:color="#00a933" loext:opacity="100%" officeooo:rsid="00240867" officeooo:paragraph-rsid="00240867"/>
    </style:style>
    <style:style style:name="P66" style:family="paragraph" style:parent-style-name="Text_20_body" style:list-style-name="List_20_4">
      <style:text-properties officeooo:rsid="00197e5f" officeooo:paragraph-rsid="00197e5f"/>
    </style:style>
    <style:style style:name="P67" style:family="paragraph" style:parent-style-name="Text_20_body" style:list-style-name="List_20_4">
      <style:text-properties officeooo:rsid="0018937b" officeooo:paragraph-rsid="0018937b"/>
    </style:style>
    <style:style style:name="P68" style:family="paragraph" style:parent-style-name="Text_20_body" style:list-style-name="List_20_4">
      <style:text-properties officeooo:rsid="001cda26" officeooo:paragraph-rsid="001cda26"/>
    </style:style>
    <style:style style:name="P69" style:family="paragraph" style:parent-style-name="Text_20_body" style:list-style-name="List_20_4">
      <style:text-properties style:use-window-font-color="true" loext:opacity="0%" officeooo:rsid="00240867" officeooo:paragraph-rsid="00240867"/>
    </style:style>
    <style:style style:name="P70" style:family="paragraph" style:parent-style-name="Text_20_body" style:list-style-name="List_20_4">
      <style:text-properties fo:font-weight="normal" officeooo:rsid="0025da3f" officeooo:paragraph-rsid="0025da3f" style:font-weight-asian="normal" style:font-weight-complex="normal"/>
    </style:style>
    <style:style style:name="P71" style:family="paragraph" style:parent-style-name="Text_20_body" style:list-style-name="List_20_4">
      <style:text-properties fo:font-weight="normal" officeooo:rsid="00279148" officeooo:paragraph-rsid="00279148" style:font-weight-asian="normal" style:font-weight-complex="normal"/>
    </style:style>
    <style:style style:name="P72" style:family="paragraph" style:parent-style-name="Text_20_body" style:list-style-name="List_20_4">
      <style:text-properties fo:font-weight="normal" officeooo:rsid="0027bdb8" officeooo:paragraph-rsid="0027bdb8" style:font-weight-asian="normal" style:font-weight-complex="normal"/>
    </style:style>
    <style:style style:name="P73" style:family="paragraph" style:parent-style-name="Text_20_body" style:list-style-name="List_20_4">
      <style:text-properties fo:font-weight="normal" officeooo:rsid="00290fb1" officeooo:paragraph-rsid="00290fb1" style:font-weight-asian="normal" style:font-weight-complex="normal"/>
    </style:style>
    <style:style style:name="P74" style:family="paragraph" style:parent-style-name="Text_20_body" style:list-style-name="List_20_4">
      <style:text-properties fo:font-weight="normal" officeooo:rsid="002a70c7" officeooo:paragraph-rsid="002a70c7" style:font-weight-asian="normal" style:font-weight-complex="normal"/>
    </style:style>
    <style:style style:name="P75" style:family="paragraph" style:parent-style-name="Text_20_body" style:list-style-name="List_20_4">
      <style:text-properties fo:font-weight="normal" officeooo:rsid="002aa2ee" officeooo:paragraph-rsid="002aa2ee" style:font-weight-asian="normal" style:font-weight-complex="normal"/>
    </style:style>
    <style:style style:name="P76" style:family="paragraph" style:parent-style-name="Text_20_body" style:list-style-name="List_20_4">
      <style:text-properties fo:font-weight="normal" officeooo:rsid="002b5840" officeooo:paragraph-rsid="002b5840" style:font-weight-asian="normal" style:font-weight-complex="normal"/>
    </style:style>
    <style:style style:name="P77" style:family="paragraph" style:parent-style-name="Text_20_body" style:list-style-name="List_20_4">
      <style:text-properties fo:font-weight="normal" officeooo:rsid="002c2755" officeooo:paragraph-rsid="002c2755" style:font-weight-asian="normal" style:font-weight-complex="normal"/>
    </style:style>
    <style:style style:name="P78" style:family="paragraph" style:parent-style-name="Text_20_body" style:list-style-name="List_20_4">
      <style:text-properties fo:font-weight="normal" officeooo:rsid="00349008" officeooo:paragraph-rsid="00349008" style:font-weight-asian="normal" style:font-weight-complex="normal"/>
    </style:style>
    <style:style style:name="P79" style:family="paragraph" style:parent-style-name="Text_20_body" style:list-style-name="List_20_4">
      <style:text-properties fo:font-weight="normal" officeooo:rsid="0035ab62" officeooo:paragraph-rsid="0035ab62" style:font-weight-asian="normal" style:font-weight-complex="normal"/>
    </style:style>
    <style:style style:name="P80" style:family="paragraph" style:parent-style-name="Text_20_body" style:list-style-name="List_20_4">
      <style:text-properties fo:font-weight="normal" officeooo:rsid="0037843c" officeooo:paragraph-rsid="0037843c" style:font-weight-asian="normal" style:font-weight-complex="normal"/>
    </style:style>
    <style:style style:name="P81" style:family="paragraph" style:parent-style-name="Text_20_body" style:list-style-name="List_20_4">
      <style:text-properties fo:font-weight="normal" officeooo:rsid="003a2ff2" officeooo:paragraph-rsid="003a2ff2" style:font-weight-asian="normal" style:font-weight-complex="normal"/>
    </style:style>
    <style:style style:name="P82" style:family="paragraph" style:parent-style-name="Text_20_body" style:list-style-name="List_20_4">
      <style:text-properties fo:font-weight="normal" officeooo:rsid="003d00a6" officeooo:paragraph-rsid="003d00a6" style:font-weight-asian="normal" style:font-weight-complex="normal"/>
    </style:style>
    <style:style style:name="P83" style:family="paragraph" style:parent-style-name="Text_20_body" style:list-style-name="List_20_4">
      <style:text-properties fo:font-weight="normal" officeooo:rsid="003d5b5f" officeooo:paragraph-rsid="003d5b5f" style:font-weight-asian="normal" style:font-weight-complex="normal"/>
    </style:style>
    <style:style style:name="P84" style:family="paragraph" style:parent-style-name="Text_20_body" style:list-style-name="List_20_4">
      <style:text-properties fo:font-weight="normal" officeooo:rsid="003fed2c" officeooo:paragraph-rsid="003fed2c" style:font-weight-asian="normal" style:font-weight-complex="normal"/>
    </style:style>
    <style:style style:name="P85" style:family="paragraph" style:parent-style-name="Text_20_body" style:list-style-name="List_20_4">
      <style:text-properties fo:font-weight="normal" officeooo:rsid="003fed2c" officeooo:paragraph-rsid="00415c13" style:font-weight-asian="normal" style:font-weight-complex="normal"/>
    </style:style>
    <style:style style:name="P86" style:family="paragraph" style:parent-style-name="Text_20_body" style:list-style-name="List_20_4">
      <style:text-properties fo:font-weight="normal" officeooo:rsid="0041174e" officeooo:paragraph-rsid="0041174e" style:font-weight-asian="normal" style:font-weight-complex="normal"/>
    </style:style>
    <style:style style:name="P87" style:family="paragraph" style:parent-style-name="Text_20_body" style:list-style-name="List_20_4">
      <style:text-properties fo:font-weight="normal" officeooo:rsid="0041174e" officeooo:paragraph-rsid="00415c13" style:font-weight-asian="normal" style:font-weight-complex="normal"/>
    </style:style>
    <style:style style:name="P88" style:family="paragraph" style:parent-style-name="Text_20_body" style:list-style-name="List_20_4">
      <style:text-properties fo:font-weight="normal" officeooo:rsid="0041911e" officeooo:paragraph-rsid="0041911e" style:font-weight-asian="normal" style:font-weight-complex="normal"/>
    </style:style>
    <style:style style:name="P89" style:family="paragraph" style:parent-style-name="Text_20_body" style:list-style-name="List_20_4">
      <style:text-properties fo:font-weight="normal" officeooo:rsid="00433737" officeooo:paragraph-rsid="00433737" style:font-weight-asian="normal" style:font-weight-complex="normal"/>
    </style:style>
    <style:style style:name="P90" style:family="paragraph" style:parent-style-name="Text_20_body" style:list-style-name="List_20_4">
      <style:text-properties fo:font-weight="normal" officeooo:rsid="00433737" officeooo:paragraph-rsid="00485c42" style:font-weight-asian="normal" style:font-weight-complex="normal"/>
    </style:style>
    <style:style style:name="P91" style:family="paragraph" style:parent-style-name="Text_20_body" style:list-style-name="List_20_4">
      <style:text-properties fo:font-weight="normal" officeooo:rsid="00433737" officeooo:paragraph-rsid="004d36e1" style:font-weight-asian="normal" style:font-weight-complex="normal"/>
    </style:style>
    <style:style style:name="P92" style:family="paragraph" style:parent-style-name="Text_20_body" style:list-style-name="List_20_4">
      <style:text-properties fo:font-weight="normal" officeooo:rsid="00433737" officeooo:paragraph-rsid="004da108" style:font-weight-asian="normal" style:font-weight-complex="normal"/>
    </style:style>
    <style:style style:name="P93" style:family="paragraph" style:parent-style-name="Text_20_body" style:list-style-name="List_20_4">
      <style:text-properties fo:font-weight="normal" officeooo:rsid="00433737" officeooo:paragraph-rsid="00524cd2" style:font-weight-asian="normal" style:font-weight-complex="normal"/>
    </style:style>
    <style:style style:name="P94" style:family="paragraph" style:parent-style-name="Text_20_body" style:list-style-name="List_20_4">
      <style:text-properties fo:font-weight="normal" officeooo:rsid="0046a85c" officeooo:paragraph-rsid="0046a85c" style:font-weight-asian="normal" style:font-weight-complex="normal"/>
    </style:style>
    <style:style style:name="P95" style:family="paragraph" style:parent-style-name="Text_20_body" style:list-style-name="List_20_4">
      <style:text-properties fo:font-weight="normal" officeooo:rsid="0046a85c" officeooo:paragraph-rsid="00485c42" style:font-weight-asian="normal" style:font-weight-complex="normal"/>
    </style:style>
    <style:style style:name="P96" style:family="paragraph" style:parent-style-name="Text_20_body" style:list-style-name="List_20_4">
      <style:text-properties fo:font-weight="normal" officeooo:rsid="0046a85c" officeooo:paragraph-rsid="004cd1f6" style:font-weight-asian="normal" style:font-weight-complex="normal"/>
    </style:style>
    <style:style style:name="P97" style:family="paragraph" style:parent-style-name="Text_20_body" style:list-style-name="List_20_4">
      <style:text-properties fo:font-weight="normal" officeooo:rsid="001b4e1d" officeooo:paragraph-rsid="00488366" style:font-weight-asian="normal" style:font-weight-complex="normal"/>
    </style:style>
    <style:style style:name="P98" style:family="paragraph" style:parent-style-name="Text_20_body" style:list-style-name="List_20_4">
      <style:text-properties fo:font-weight="normal" officeooo:rsid="004f432f" officeooo:paragraph-rsid="004f432f" style:font-weight-asian="normal" style:font-weight-complex="normal"/>
    </style:style>
    <style:style style:name="P99" style:family="paragraph" style:parent-style-name="Text_20_body" style:list-style-name="List_20_4">
      <style:text-properties fo:font-weight="normal" officeooo:rsid="004da108" officeooo:paragraph-rsid="004da108" style:font-weight-asian="normal" style:font-weight-complex="normal"/>
    </style:style>
    <style:style style:name="P100" style:family="paragraph" style:parent-style-name="Text_20_body" style:list-style-name="List_20_4">
      <style:text-properties fo:font-weight="normal" officeooo:rsid="004da108" officeooo:paragraph-rsid="00524cd2" style:font-weight-asian="normal" style:font-weight-complex="normal"/>
    </style:style>
    <style:style style:name="P101" style:family="paragraph" style:parent-style-name="Text_20_body" style:list-style-name="List_20_4">
      <style:text-properties fo:font-weight="normal" officeooo:rsid="00524cd2" officeooo:paragraph-rsid="00524cd2" style:font-weight-asian="normal" style:font-weight-complex="normal"/>
    </style:style>
    <style:style style:name="P102" style:family="paragraph" style:parent-style-name="Text_20_body" style:list-style-name="List_20_4">
      <style:text-properties fo:font-weight="normal" officeooo:rsid="0056c7df" officeooo:paragraph-rsid="0056c7df" style:font-weight-asian="normal" style:font-weight-complex="normal"/>
    </style:style>
    <style:style style:name="P103" style:family="paragraph" style:parent-style-name="Text_20_body" style:list-style-name="List_20_4">
      <style:text-properties fo:font-weight="normal" officeooo:rsid="00557398" officeooo:paragraph-rsid="00557398" style:font-weight-asian="normal" style:font-weight-complex="normal"/>
    </style:style>
    <style:style style:name="P104" style:family="paragraph" style:parent-style-name="Text_20_body" style:list-style-name="List_20_4">
      <style:text-properties fo:font-weight="normal" officeooo:rsid="00577902" officeooo:paragraph-rsid="00577902" style:font-weight-asian="normal" style:font-weight-complex="normal"/>
    </style:style>
    <style:style style:name="P105" style:family="paragraph" style:parent-style-name="Text_20_body" style:list-style-name="List_20_4">
      <style:text-properties fo:font-weight="normal" officeooo:rsid="0058e407" officeooo:paragraph-rsid="0058e407" style:font-weight-asian="normal" style:font-weight-complex="normal"/>
    </style:style>
    <style:style style:name="P106" style:family="paragraph" style:parent-style-name="Text_20_body" style:list-style-name="List_20_4">
      <style:text-properties fo:font-weight="normal" officeooo:rsid="0059cd66" officeooo:paragraph-rsid="0059cd66" style:font-weight-asian="normal" style:font-weight-complex="normal"/>
    </style:style>
    <style:style style:name="P107" style:family="paragraph" style:parent-style-name="Text_20_body" style:list-style-name="List_20_4">
      <style:text-properties fo:font-weight="normal" officeooo:rsid="005af177" officeooo:paragraph-rsid="005af177" style:font-weight-asian="normal" style:font-weight-complex="normal"/>
    </style:style>
    <style:style style:name="P108" style:family="paragraph" style:parent-style-name="Text_20_body" style:list-style-name="List_20_4">
      <style:text-properties fo:font-weight="normal" officeooo:rsid="005ca0da" officeooo:paragraph-rsid="005ca0da" style:font-weight-asian="normal" style:font-weight-complex="normal"/>
    </style:style>
    <style:style style:name="P109" style:family="paragraph" style:parent-style-name="Text_20_body" style:list-style-name="List_20_4">
      <style:text-properties fo:font-weight="normal" officeooo:rsid="005ee5da" officeooo:paragraph-rsid="005ee5da" style:font-weight-asian="normal" style:font-weight-complex="normal"/>
    </style:style>
    <style:style style:name="P110" style:family="paragraph" style:parent-style-name="Text_20_body" style:list-style-name="List_20_4">
      <style:text-properties fo:font-weight="normal" officeooo:rsid="005f8ae8" officeooo:paragraph-rsid="005f8ae8" style:font-weight-asian="normal" style:font-weight-complex="normal"/>
    </style:style>
    <style:style style:name="P111" style:family="paragraph" style:parent-style-name="Text_20_body" style:list-style-name="List_20_4">
      <style:text-properties fo:font-weight="normal" officeooo:rsid="0060acbf" officeooo:paragraph-rsid="0060acbf" style:font-weight-asian="normal" style:font-weight-complex="normal"/>
    </style:style>
    <style:style style:name="P112" style:family="paragraph" style:parent-style-name="Text_20_body" style:list-style-name="List_20_4">
      <style:text-properties fo:font-weight="normal" officeooo:rsid="00624c2e" officeooo:paragraph-rsid="00624c2e" style:font-weight-asian="normal" style:font-weight-complex="normal"/>
    </style:style>
    <style:style style:name="P113" style:family="paragraph" style:parent-style-name="Text_20_body" style:list-style-name="List_20_4">
      <style:text-properties fo:font-weight="normal" officeooo:rsid="0067c4cd" officeooo:paragraph-rsid="0067c4cd" style:font-weight-asian="normal" style:font-weight-complex="normal"/>
    </style:style>
    <style:style style:name="P114" style:family="paragraph" style:parent-style-name="Text_20_body" style:list-style-name="List_20_4">
      <style:text-properties fo:font-weight="normal" officeooo:rsid="00685060" officeooo:paragraph-rsid="00685060" style:font-weight-asian="normal" style:font-weight-complex="normal"/>
    </style:style>
    <style:style style:name="P115" style:family="paragraph" style:parent-style-name="Text_20_body" style:list-style-name="List_20_4">
      <style:text-properties fo:font-weight="normal" officeooo:rsid="006c7405" officeooo:paragraph-rsid="006c7405" style:font-weight-asian="normal" style:font-weight-complex="normal"/>
    </style:style>
    <style:style style:name="P116" style:family="paragraph" style:parent-style-name="Text_20_body" style:list-style-name="List_20_4">
      <style:text-properties fo:font-weight="normal" officeooo:rsid="006d9a66" officeooo:paragraph-rsid="006d9a66" style:font-weight-asian="normal" style:font-weight-complex="normal"/>
    </style:style>
    <style:style style:name="P117" style:family="paragraph" style:parent-style-name="Text_20_body" style:list-style-name="List_20_4">
      <style:text-properties fo:font-weight="normal" officeooo:rsid="006ec752" officeooo:paragraph-rsid="006ec752" style:font-weight-asian="normal" style:font-weight-complex="normal"/>
    </style:style>
    <style:style style:name="P118" style:family="paragraph" style:parent-style-name="Text_20_body" style:list-style-name="List_20_4">
      <style:text-properties fo:font-weight="normal" officeooo:rsid="0070a92c" officeooo:paragraph-rsid="0070a92c" style:font-weight-asian="normal" style:font-weight-complex="normal"/>
    </style:style>
    <style:style style:name="P119" style:family="paragraph" style:parent-style-name="Text_20_body" style:list-style-name="List_20_4">
      <style:text-properties fo:font-weight="normal" officeooo:rsid="00738213" officeooo:paragraph-rsid="00738213" style:font-weight-asian="normal" style:font-weight-complex="normal"/>
    </style:style>
    <style:style style:name="P120" style:family="paragraph" style:parent-style-name="Text_20_body" style:list-style-name="List_20_4">
      <style:text-properties fo:font-weight="normal" officeooo:rsid="0073ed6c" officeooo:paragraph-rsid="0073ed6c" style:font-weight-asian="normal" style:font-weight-complex="normal"/>
    </style:style>
    <style:style style:name="P121" style:family="paragraph" style:parent-style-name="Text_20_body" style:list-style-name="List_20_4">
      <style:text-properties fo:font-weight="normal" officeooo:rsid="00750ad1" officeooo:paragraph-rsid="00750ad1" style:font-weight-asian="normal" style:font-weight-complex="normal"/>
    </style:style>
    <style:style style:name="P122" style:family="paragraph" style:parent-style-name="Text_20_body" style:list-style-name="List_20_4">
      <style:text-properties fo:font-weight="normal" officeooo:rsid="007694b3" officeooo:paragraph-rsid="007694b3" style:font-weight-asian="normal" style:font-weight-complex="normal"/>
    </style:style>
    <style:style style:name="P123" style:family="paragraph" style:parent-style-name="Text_20_body" style:list-style-name="List_20_4">
      <style:text-properties fo:font-weight="normal" officeooo:rsid="00774983" officeooo:paragraph-rsid="00774983" style:font-weight-asian="normal" style:font-weight-complex="normal"/>
    </style:style>
    <style:style style:name="P124" style:family="paragraph" style:parent-style-name="Text_20_body" style:list-style-name="List_20_4">
      <style:text-properties fo:font-weight="normal" officeooo:rsid="007a8ef0" officeooo:paragraph-rsid="007a8ef0" style:font-weight-asian="normal" style:font-weight-complex="normal"/>
    </style:style>
    <style:style style:name="P125" style:family="paragraph" style:parent-style-name="Text_20_body" style:list-style-name="List_20_4">
      <style:text-properties fo:font-weight="normal" officeooo:rsid="007b3be4" officeooo:paragraph-rsid="007b3be4" style:font-weight-asian="normal" style:font-weight-complex="normal"/>
    </style:style>
    <style:style style:name="P126" style:family="paragraph" style:parent-style-name="Text_20_body" style:list-style-name="List_20_4">
      <style:text-properties fo:font-weight="normal" officeooo:rsid="007ce2d1" officeooo:paragraph-rsid="007ce2d1" style:font-weight-asian="normal" style:font-weight-complex="normal"/>
    </style:style>
    <style:style style:name="P127" style:family="paragraph" style:parent-style-name="Text_20_body" style:list-style-name="List_20_4">
      <style:text-properties fo:font-weight="normal" officeooo:rsid="007e56aa" officeooo:paragraph-rsid="007e56aa" style:font-weight-asian="normal" style:font-weight-complex="normal"/>
    </style:style>
    <style:style style:name="P128" style:family="paragraph" style:parent-style-name="Text_20_body" style:list-style-name="L1">
      <style:text-properties fo:font-weight="normal" officeooo:rsid="007e56aa" officeooo:paragraph-rsid="007e56aa" style:font-weight-asian="normal" style:font-weight-complex="normal"/>
    </style:style>
    <style:style style:name="P129" style:family="paragraph" style:parent-style-name="Text_20_body" style:list-style-name="List_20_4">
      <style:text-properties fo:font-weight="normal" officeooo:rsid="00801831" officeooo:paragraph-rsid="00801831" style:font-weight-asian="normal" style:font-weight-complex="normal"/>
    </style:style>
    <style:style style:name="P130" style:family="paragraph" style:parent-style-name="Text_20_body" style:list-style-name="List_20_4">
      <style:text-properties fo:font-weight="normal" officeooo:rsid="008118f7" officeooo:paragraph-rsid="008118f7" style:font-weight-asian="normal" style:font-weight-complex="normal"/>
    </style:style>
    <style:style style:name="P131" style:family="paragraph" style:parent-style-name="Text_20_body" style:list-style-name="List_20_4">
      <style:text-properties fo:font-weight="normal" officeooo:rsid="00824a61" officeooo:paragraph-rsid="00824a61" style:font-weight-asian="normal" style:font-weight-complex="normal"/>
    </style:style>
    <style:style style:name="P132" style:family="paragraph" style:parent-style-name="Text_20_body" style:list-style-name="List_20_4">
      <style:text-properties fo:font-weight="normal" officeooo:rsid="0087284f" officeooo:paragraph-rsid="0087284f" style:font-weight-asian="normal" style:font-weight-complex="normal"/>
    </style:style>
    <style:style style:name="P133" style:family="paragraph" style:parent-style-name="Text_20_body" style:list-style-name="List_20_4">
      <style:text-properties fo:font-weight="normal" officeooo:rsid="0088f18d" officeooo:paragraph-rsid="0088f18d" style:font-weight-asian="normal" style:font-weight-complex="normal"/>
    </style:style>
    <style:style style:name="P134" style:family="paragraph" style:parent-style-name="Text_20_body" style:list-style-name="List_20_4">
      <style:text-properties fo:font-weight="normal" officeooo:rsid="008ca0ac" officeooo:paragraph-rsid="008ca0ac" style:font-weight-asian="normal" style:font-weight-complex="normal"/>
    </style:style>
    <style:style style:name="P135" style:family="paragraph" style:parent-style-name="Text_20_body" style:list-style-name="List_20_4">
      <style:text-properties fo:font-weight="normal" officeooo:rsid="008e59a7" officeooo:paragraph-rsid="008e59a7" style:font-weight-asian="normal" style:font-weight-complex="normal"/>
    </style:style>
    <style:style style:name="P136" style:family="paragraph" style:parent-style-name="Text_20_body" style:list-style-name="List_20_4">
      <style:text-properties fo:font-weight="normal" officeooo:rsid="008f2e5a" officeooo:paragraph-rsid="008f2e5a" style:font-weight-asian="normal" style:font-weight-complex="normal"/>
    </style:style>
    <style:style style:name="P137" style:family="paragraph" style:parent-style-name="Text_20_body" style:list-style-name="List_20_4">
      <style:text-properties fo:font-weight="normal" officeooo:rsid="009051b7" officeooo:paragraph-rsid="009051b7" style:font-weight-asian="normal" style:font-weight-complex="normal"/>
    </style:style>
    <style:style style:name="P138" style:family="paragraph" style:parent-style-name="Text_20_body" style:list-style-name="List_20_4">
      <style:text-properties fo:font-weight="normal" officeooo:rsid="0091a7f7" officeooo:paragraph-rsid="0091a7f7" style:font-weight-asian="normal" style:font-weight-complex="normal"/>
    </style:style>
    <style:style style:name="P139" style:family="paragraph" style:parent-style-name="Text_20_body" style:list-style-name="List_20_4">
      <style:text-properties fo:font-weight="normal" officeooo:rsid="0094745d" officeooo:paragraph-rsid="0094745d" style:font-weight-asian="normal" style:font-weight-complex="normal"/>
    </style:style>
    <style:style style:name="P140" style:family="paragraph" style:parent-style-name="Text_20_body" style:list-style-name="List_20_4">
      <style:text-properties fo:font-weight="normal" officeooo:rsid="0094b34d" officeooo:paragraph-rsid="0094b34d" style:font-weight-asian="normal" style:font-weight-complex="normal"/>
    </style:style>
    <style:style style:name="P141" style:family="paragraph" style:parent-style-name="Text_20_body" style:list-style-name="L1">
      <style:text-properties fo:font-weight="normal" officeooo:rsid="00939134" officeooo:paragraph-rsid="00939134" style:font-weight-asian="normal" style:font-weight-complex="normal"/>
    </style:style>
    <style:style style:name="P142"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43"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44"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45"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46"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a2fda3"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style:style style:name="T83" style:family="text">
      <style:text-properties officeooo:rsid="0094b34d"/>
    </style:style>
    <style:style style:name="T84" style:family="text">
      <style:text-properties officeooo:rsid="0097958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xml:id="list321267755" text:style-name="List_20_4">
        <text:list-item>
          <text:p text:style-name="P6">Día 1: <text:span text:style-name="T1">01</text:span>/<text:span text:style-name="T1">10</text:span>/20<text:span text:style-name="T1">2</text:span>5:</text:p>
          <text:list>
            <text:list-item>
              <text:p text:style-name="P54">Creación de la estructura de directorios</text:p>
            </text:list-item>
            <text:list-item>
              <text:p text:style-name="P54">Configuración del servidor: archivo .htdocs</text:p>
            </text:list-item>
            <text:list-item>
              <text:p text:style-name="P54">Diseño de la base de datos</text:p>
            </text:list-item>
          </text:list>
        </text:list-item>
        <text:list-item>
          <text:p text:style-name="P7">Día 2: 02/10/2025</text:p>
          <text:list>
            <text:list-item>
              <text:p text:style-name="P55">Creación de la base de datos</text:p>
            </text:list-item>
          </text:list>
        </text:list-item>
        <text:list-item>
          <text:p text:style-name="P7">Día 3: 03/10/2025</text:p>
          <text:list>
            <text:list-item>
              <text:p text:style-name="P56">Corrección de errores en el diseño de la base de datos</text:p>
            </text:list-item>
          </text:list>
        </text:list-item>
        <text:list-item>
          <text:p text:style-name="P7">Día 4: 06/10/2025</text:p>
          <text:list>
            <text:list-item>
              <text:p text:style-name="P56">Creación de los archivos de configuración:</text:p>
              <text:list>
                <text:list-item>
                  <text:p text:style-name="P56">Conexión con el servidor de base de datos (<text:span text:style-name="T6">server.php</text:span>)</text:p>
                  <text:list>
                    <text:list-item>
                      <text:p text:style-name="P57">DB_SERVER</text:p>
                    </text:list-item>
                    <text:list-item>
                      <text:p text:style-name="P57">DB_NAME</text:p>
                    </text:list-item>
                    <text:list-item>
                      <text:p text:style-name="P57">DB_USER</text:p>
                    </text:list-item>
                    <text:list-item>
                      <text:p text:style-name="P57">DB_PASS</text:p>
                    </text:list-item>
                  </text:list>
                </text:list-item>
                <text:list-item>
                  <text:p text:style-name="P56">Configuración de la aplicación (<text:span text:style-name="T6">app.php</text:span>)</text:p>
                  <text:list>
                    <text:list-item>
                      <text:p text:style-name="P57">APP_URL</text:p>
                    </text:list-item>
                    <text:list-item>
                      <text:p text:style-name="P57">APP_NAME</text:p>
                    </text:list-item>
                    <text:list-item>
                      <text:p text:style-name="P57">APP_SESSION_NAME</text:p>
                    </text:list-item>
                    <text:list-item>
                      <text:p text:style-name="P57">date_default_timezone_set</text:p>
                    </text:list-item>
                    <text:list-item>
                      <text:p text:style-name="P57">setlocale</text:p>
                    </text:list-item>
                  </text:list>
                </text:list-item>
              </text:list>
            </text:list-item>
            <text:list-item>
              <text:p text:style-name="P58">Creación del <text:span text:style-name="T6">autoload.php</text:span> <text:span text:style-name="T2">(carga las rutas de las clases al utilizar </text:span><text:span text:style-name="T16">namespaces</text:span><text:span text:style-name="T2">)</text:span></text:p>
            </text:list-item>
            <text:list-item>
              <text:p text:style-name="P59">Creación del <text:span text:style-name="T6">index.php</text:span> <text:span text:style-name="T3">para incluir el autoload y el archivo de configuración.</text:span></text:p>
            </text:list-item>
            <text:list-item>
              <text:p text:style-name="P60">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61">Archivo de inicio de sesión</text:p>
              <text:list>
                <text:list-item>
                  <text:p text:style-name="P62">app/views/inc/session_start.php</text:p>
                </text:list-item>
              </text:list>
            </text:list-item>
            <text:list-item>
              <text:p text:style-name="P61">Instalar <text:span text:style-name="T5">plugin </text:span>sweet alert 2 para ventanas emergentes</text:p>
            </text:list-item>
            <text:list-item>
              <text:p text:style-name="P61">Crear ventanas emergentes personalizadas</text:p>
            </text:list-item>
            <text:list-item>
              <text:p text:style-name="P61">Instalar mis estilos personalizados</text:p>
            </text:list-item>
            <text:list-item>
              <text:p text:style-name="P66"><text:soft-page-break/>Crear archivo de funciones js y archivo de funciones ajax</text:p>
            </text:list-item>
            <text:list-item>
              <text:p text:style-name="P67">Cr<text:span text:style-name="T17">e</text:span>ar y aplicar favicon</text:p>
            </text:list-item>
          </text:list>
        </text:list-item>
        <text:list-item>
          <text:p text:style-name="P9">Día 6: 08/10/2025</text:p>
          <text:list>
            <text:list-item>
              <text:p text:style-name="P68"><text:span text:style-name="T18">C</text:span>ontrolador y el modelo para las vistas</text:p>
              <text:list>
                <text:list-item>
                  <text:p text:style-name="P63">app/controllers/viewsController.php</text:p>
                </text:list-item>
                <text:list-item>
                  <text:p text:style-name="P63">app/models/viewsModel.php</text:p>
                </text:list-item>
              </text:list>
            </text:list-item>
            <text:list-item>
              <text:p text:style-name="P68"><text:span text:style-name="T18">V</text:span>ista página de error</text:p>
              <text:list>
                <text:list-item>
                  <text:p text:style-name="P64">app/views/content/404-view.php</text:p>
                </text:list-item>
              </text:list>
            </text:list-item>
            <text:list-item>
              <text:p text:style-name="P69">Barra de navegación superior responsive</text:p>
              <text:list>
                <text:list-item>
                  <text:p text:style-name="P65">app/views/inc/navbar.php</text:p>
                </text:list-item>
              </text:list>
            </text:list-item>
            <text:list-item>
              <text:p text:style-name="P69">Pié de página</text:p>
              <text:list>
                <text:list-item>
                  <text:p text:style-name="P65">app/views/inc/footer.php</text:p>
                </text:list-item>
              </text:list>
            </text:list-item>
            <text:list-item>
              <text:p text:style-name="P69">Botón para volver arriba cuando se ha hecho scroll</text:p>
              <text:list>
                <text:list-item>
                  <text:p text:style-name="P65">app/views/inc/botonScroll.php</text:p>
                </text:list-item>
              </text:list>
            </text:list-item>
            <text:list-item>
              <text:p text:style-name="P68"><text:span text:style-name="T18">V</text:span>ista de la página principal</text:p>
              <text:list>
                <text:list-item>
                  <text:p text:style-name="P64">app/views/content/principal-view.php</text:p>
                </text:list-item>
              </text:list>
            </text:list-item>
          </text:list>
        </text:list-item>
        <text:list-item>
          <text:p text:style-name="P10">Día <text:span text:style-name="T19">7</text:span>: 0<text:span text:style-name="T19">9</text:span>/10/2025</text:p>
          <text:list>
            <text:list-item>
              <text:p text:style-name="P70">Vistas de los menús de la página principal:</text:p>
              <text:list>
                <text:list-item>
                  <text:p text:style-name="P70">Últimas recetas añadidas, aperitivos, primeros platos, segundos platos, postres, buscar recetas.</text:p>
                </text:list-item>
              </text:list>
            </text:list-item>
            <text:list-item>
              <text:p text:style-name="P71">Vista para la página de login</text:p>
            </text:list-item>
            <text:list-item>
              <text:p text:style-name="P72">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73">Rematado el mainModel.</text:p>
            </text:list-item>
            <text:list-item>
              <text:p text:style-name="P73">Archivo ajax.js para manejar los formularios y definir las funciones que muestran los diferentes tipos de ventanas de alerta.</text:p>
            </text:list-item>
            <text:list-item>
              <text:p text:style-name="P74">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5">Implantación de expresiones regulares para restringir los campos de entrada en el registro y restricciones de los campos.</text:p>
            </text:list-item>
            <text:list-item>
              <text:p text:style-name="P75">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6">Crear controlador para el módulo de usuarios <text:span text:style-name="T8">userController.php</text:span></text:p>
            </text:list-item>
            <text:list-item>
              <text:p text:style-name="P76">Crear el archivo usuarioAjax que recibe el formulario y llama a la función correspondiente del controlador de usuario.</text:p>
            </text:list-item>
            <text:list-item>
              <text:p text:style-name="P77">Corregido error en el archivo de configuración del servidor de base de datos <text:span text:style-name="T6">server.php</text:span></text:p>
            </text:list-item>
            <text:list-item>
              <text:p text:style-name="P78">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79">Programado inicio de sesión <text:span text:style-name="T6">loginController.php</text:span></text:p>
            </text:list-item>
            <text:list-item>
              <text:p text:style-name="P79">Programado cierre de sesión</text:p>
            </text:list-item>
            <text:list-item>
              <text:p text:style-name="P79">Modificada barra de navegación para insertar el nombre y la foto del usuario</text:p>
            </text:list-item>
            <text:list-item>
              <text:p text:style-name="P79">Comprueba si es usuario, redactor o administrador. Habrá que añadir si es revisor o editor.</text:p>
            </text:list-item>
            <text:list-item>
              <text:p text:style-name="P79">Añade al menú de usuario los menús correspondientes a cada tipo de usuario.</text:p>
            </text:list-item>
            <text:list-item>
              <text:p text:style-name="P80">Creada vista principal del panel de control.</text:p>
            </text:list-item>
            <text:list-item>
              <text:p text:style-name="P80">Creada barra de navegación del panel de control.</text:p>
            </text:list-item>
            <text:list-item>
              <text:p text:style-name="P80">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81">Creada lista de usuarios del panel de administración (<text:span text:style-name="T9">usuarios-view</text:span><text:span text:style-name="T6">.php</text:span>)</text:p>
            </text:list-item>
            <text:list-item>
              <text:p text:style-name="P81">Creado modelo de usuario (<text:span text:style-name="T6">userModel.php</text:span>)</text:p>
            </text:list-item>
            <text:list-item>
              <text:p text:style-name="P49"><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50"><text:span text:style-name="T28">A</text:span><text:span text:style-name="T26">ñadida la vista de datos de usuario y la actualización de datos.</text:span></text:p>
            </text:list-item>
            <text:list-item>
              <text:p text:style-name="P82">Añadida funcionalidad para cambiar o quitar la foto del usuario.</text:p>
            </text:list-item>
            <text:list-item>
              <text:p text:style-name="P82">FINALIZADO MÓDULO DE GESTIÓN DE USUARIOS.</text:p>
            </text:list-item>
          </text:list>
        </text:list-item>
        <text:list-item>
          <text:p text:style-name="P15">Día <text:span text:style-name="T22">1</text:span><text:span text:style-name="T30">3</text:span>: <text:span text:style-name="T21">1</text:span><text:span text:style-name="T30">9</text:span>/10/2025</text:p>
          <text:list>
            <text:list-item>
              <text:p text:style-name="P83">Creadas todas las vistas del menú principal y <text:s/>de los menús de usuarios según sus roles</text:p>
            </text:list-item>
            <text:list-item>
              <text:p text:style-name="P83">Creado botón “Atrás” genérico e insertado en la vista de datos de usuario</text:p>
            </text:list-item>
            <text:list-item>
              <text:p text:style-name="P83">Corregido error de caché al cambiar la foto de usuario</text:p>
            </text:list-item>
          </text:list>
        </text:list-item>
        <text:list-item>
          <text:p text:style-name="P16">Día <text:span text:style-name="T22">1</text:span><text:span text:style-name="T31">4</text:span>: <text:span text:style-name="T31">20</text:span>/10/2025</text:p>
          <text:list>
            <text:list-item>
              <text:p text:style-name="P84">Creada fachada de grupos de platos (<text:span text:style-name="T6">grupoPlatoAjax.php</text:span>)</text:p>
            </text:list-item>
            <text:list-item>
              <text:p text:style-name="P84">Creado modelo de grupos de platos (<text:span text:style-name="T6">grupoPlatoModel.php</text:span>)</text:p>
            </text:list-item>
            <text:list-item>
              <text:p text:style-name="P84">Creada vista de grupos de platos (<text:span text:style-name="T6">gruposPlatos-view.php</text:span>)</text:p>
            </text:list-item>
            <text:list-item>
              <text:p text:style-name="P84">Creado controlador de grupos de platos (<text:span text:style-name="T6">grupoPlatoController.php</text:span>)</text:p>
            </text:list-item>
            <text:list-item>
              <text:p text:style-name="P86"><text:soft-page-break/>FINALIZADO MÓDULO DE GESTIÓN DE GRUPOS DE PLATOS</text:p>
            </text:list-item>
            <text:list-item>
              <text:p text:style-name="P85">Creada fachada de <text:span text:style-name="T32">tipos</text:span> de platos (<text:span text:style-name="T10">tipo</text:span><text:span text:style-name="T6">PlatoAjax.php</text:span>)</text:p>
            </text:list-item>
            <text:list-item>
              <text:p text:style-name="P85">Creado modelo de <text:span text:style-name="T32">tipo</text:span>s de platos (<text:span text:style-name="T10">tipo</text:span><text:span text:style-name="T6">PlatoModel.php</text:span>)</text:p>
            </text:list-item>
            <text:list-item>
              <text:p text:style-name="P85">Creada vista de <text:span text:style-name="T32">tipo</text:span>s de platos (<text:span text:style-name="T10">tipo</text:span><text:span text:style-name="T6">sPlatos-view.php</text:span>)</text:p>
            </text:list-item>
            <text:list-item>
              <text:p text:style-name="P85">Creado controlador de <text:span text:style-name="T32">tipo</text:span>s de platos (<text:span text:style-name="T10">tipo</text:span><text:span text:style-name="T6">PlatoController.php</text:span>)</text:p>
            </text:list-item>
            <text:list-item>
              <text:p text:style-name="P87">FINALIZADO MÓDULO DE GESTIÓN DE <text:span text:style-name="T32">TIPOS</text:span> DE PLATOS</text:p>
            </text:list-item>
          </text:list>
        </text:list-item>
        <text:list-item>
          <text:p text:style-name="P17">Día <text:span text:style-name="T44">15</text:span>: <text:span text:style-name="T31">2</text:span><text:span text:style-name="T44">1</text:span>/10/2025</text:p>
          <text:list>
            <text:list-item>
              <text:p text:style-name="P88">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88">FINALIZADO MÓDULO DE GESTIÓN DE ALÉRGENOS<text:span text:style-name="T33"/></text:p>
            </text:list-item>
          </text:list>
        </text:list-item>
        <text:list-item>
          <text:p text:style-name="P18">Día <text:span text:style-name="T44">1</text:span><text:span text:style-name="T45">6</text:span>: <text:span text:style-name="T31">2</text:span><text:span text:style-name="T45">2</text:span>/10/2025</text:p>
          <text:list>
            <text:list-item>
              <text:p text:style-name="P89">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4">Modificada la tabla de técnicas eliminando el campo activo_tecnica y añadiendo foto_tecnica.</text:p>
            </text:list-item>
            <text:list-item>
              <text:p text:style-name="P89">FINALIZADO MÓDULO DE GESTIÓN DE MÉTODOS DE COCCIÓN</text:p>
            </text:list-item>
          </text:list>
        </text:list-item>
        <text:list-item>
          <text:p text:style-name="P142">Día <text:span text:style-name="T44">1</text:span><text:span text:style-name="T50">7</text:span>: <text:span text:style-name="T31">2</text:span><text:span text:style-name="T50">3</text:span>/10/2025</text:p>
          <text:list>
            <text:list-item>
              <text:p text:style-name="P97">Añadido verificación de regex en el backend <text:s/>para los inputs en alérgenos, grupos de platos, tipos de platos y métodos de cocción</text:p>
            </text:list-item>
          </text:list>
        </text:list-item>
        <text:list-item>
          <text:p text:style-name="P19">Día <text:span text:style-name="T49">18</text:span>: <text:span text:style-name="T48">24</text:span>/10/2025</text:p>
          <text:list>
            <text:list-item>
              <text:p text:style-name="P90">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5">Modificada la tabla de <text:span text:style-name="T48">estilos_cocina</text:span> eliminando el campo activo_<text:span text:style-name="T48">estilo</text:span> y añadiendo foto_<text:span text:style-name="T48">estilo</text:span>.</text:p>
            </text:list-item>
            <text:list-item>
              <text:p text:style-name="P90">FINALIZADO MÓDULO DE GESTIÓN DE <text:span text:style-name="T48">ESTILOS DE COCINA</text:span></text:p>
            </text:list-item>
          </text:list>
        </text:list-item>
        <text:list-item>
          <text:p text:style-name="P20">Día <text:span text:style-name="T49">1</text:span><text:span text:style-name="T51">9</text:span>: <text:span text:style-name="T48">2</text:span><text:span text:style-name="T51">6</text:span>/10/2025</text:p>
          <text:list>
            <text:list-item>
              <text:p text:style-name="P91">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6">Modificada la tabla de <text:span text:style-name="T53">utensilios</text:span> añadiendo foto_<text:span text:style-name="T53">utensilio</text:span>.</text:p>
            </text:list-item>
            <text:list-item>
              <text:p text:style-name="P98">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2">FINALIZADO MÓDULO DE GESTIÓN DE <text:span text:style-name="T53">UTENSILIOS</text:span><text:span text:style-name="T48"> DE COCINA</text:span></text:p>
            </text:list-item>
            <text:list-item>
              <text:p text:style-name="P99"><text:span text:style-name="T54">Problema</text:span>: un mismo ingrediente puede tener unidades de medida diferentes en distintas recetas.</text:p>
              <text:p text:style-name="P99"><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99">Añadida tabla unidades_medida para gestionar mejor el recalcular los ingredientes dependiendo del número de personas para las que se quiere realizar la receta.</text:p>
            </text:list-item>
          </text:list>
        </text:list-item>
        <text:list-item>
          <text:p text:style-name="P21">Día <text:span text:style-name="T56">20</text:span>: <text:span text:style-name="T48">2</text:span><text:span text:style-name="T56">7</text:span>/10/2025</text:p>
          <text:list>
            <text:list-item>
              <text:p text:style-name="P93">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100"><text:span text:style-name="T54">Problema</text:span>: <text:span text:style-name="T56">Hay ingredientes, aunque muy pocos, que pueden tener más de un alérgeno, de modo que al listar los ingredientes, habrá que tenerlo en cuenta.</text:span></text:p>
              <text:p text:style-name="P100"><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1">Trabajando en la vista de los ingredientes.</text:p>
            </text:list-item>
          </text:list>
        </text:list-item>
        <text:list-item>
          <text:p text:style-name="P22">Día <text:span text:style-name="T56">2</text:span><text:span text:style-name="T57">1</text:span>: <text:span text:style-name="T48">2</text:span><text:span text:style-name="T57">8</text:span>/10/2025</text:p>
          <text:list>
            <text:list-item>
              <text:p text:style-name="P102">Continuando con a vista de los ingredientes.</text:p>
            </text:list-item>
            <text:list-item>
              <text:p text:style-name="P102">Listar los alérgenos de cada ingrediente y colocar los botones para sus funcionalidades.</text:p>
            </text:list-item>
            <text:list-item>
              <text:p text:style-name="P102">Colocar el formulario de añadir ingredientes.</text:p>
            </text:list-item>
          </text:list>
        </text:list-item>
        <text:list-item>
          <text:p text:style-name="P23">Día <text:span text:style-name="T56">2</text:span><text:span text:style-name="T58">2</text:span>: <text:span text:style-name="T48">2</text:span><text:span text:style-name="T58">9</text:span>/10/2025</text:p>
          <text:list>
            <text:list-item>
              <text:p text:style-name="P102">Colocado el formulario para añadir alérgenos a cada ingrediente.</text:p>
            </text:list-item>
            <text:list-item>
              <text:p text:style-name="P103">Finalizada vista de ingredientes.</text:p>
            </text:list-item>
            <text:list-item>
              <text:p text:style-name="P103">Añadidas funcionalidades para agregar o quitar alérgenos a un ingrediente y para modificar los ingredientes.</text:p>
            </text:list-item>
            <text:list-item>
              <text:p text:style-name="P103">FINALIZADO MÓDULO DE INGREDIENTES</text:p>
            </text:list-item>
          </text:list>
        </text:list-item>
        <text:list-item>
          <text:p text:style-name="P24">Día <text:span text:style-name="T56">2</text:span><text:span text:style-name="T59">3</text:span>: <text:span text:style-name="T59">30</text:span>/10/2025</text:p>
          <text:list>
            <text:list-item>
              <text:p text:style-name="P104">Trabajando en <text:span text:style-name="T60">la vista</text:span> <text:span text:style-name="T60">d</text:span>el formulario de enviar una receta</text:p>
            </text:list-item>
            <text:list-item>
              <text:p text:style-name="P104">Recordar cambiar los select múltiples por checkbox para una mejor U/X</text:p>
            </text:list-item>
          </text:list>
        </text:list-item>
        <text:list-item>
          <text:p text:style-name="P25">Día <text:span text:style-name="T56">2</text:span><text:span text:style-name="T61">4</text:span>: <text:span text:style-name="T59">3</text:span><text:span text:style-name="T61">1</text:span>/10/2025</text:p>
          <text:list>
            <text:list-item>
              <text:p text:style-name="P105">Ficha corta y área geográfica del formulario rematadas.</text:p>
            </text:list-item>
          </text:list>
        </text:list-item>
        <text:list-item>
          <text:p text:style-name="P25">Día <text:span text:style-name="T56">2</text:span><text:span text:style-name="T61">5</text:span>: <text:span text:style-name="T61">01</text:span>/1<text:span text:style-name="T61">1</text:span>/2025</text:p>
          <text:list>
            <text:list-item>
              <text:p text:style-name="P105">Finalizada la vista del formulario de enviar recetas</text:p>
            </text:list-item>
            <text:list-item>
              <text:p text:style-name="P105">Reubicados utensilios e ingredientes</text:p>
            </text:list-item>
            <text:list-item>
              <text:p text:style-name="P105">Agregar utensilios a la lista de utensilios funcionando</text:p>
            </text:list-item>
            <text:list-item>
              <text:p text:style-name="P105">Recordar cambiar los input de la lista por texto plano</text:p>
            </text:list-item>
          </text:list>
        </text:list-item>
        <text:list-item>
          <text:p text:style-name="P26"><text:soft-page-break/>Día <text:span text:style-name="T62">26</text:span>: <text:span text:style-name="T62">02</text:span>/1<text:span text:style-name="T61">1</text:span>/2025</text:p>
          <text:list>
            <text:list-item>
              <text:p text:style-name="P106">Añadir utensilios desde la vista de enviar recetas.</text:p>
            </text:list-item>
            <text:list-item>
              <text:p text:style-name="P106">No recarga la página para no perder los elementos de la lista de utensilios</text:p>
            </text:list-item>
            <text:list-item>
              <text:p text:style-name="P143"><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7"><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07"><text:span text:style-name="T36">M</text:span><text:span text:style-name="T33">odificados archivos:</text:span></text:p>
              <text:list>
                <text:list-item>
                  <text:p text:style-name="P107">ajax.js para añadir la funcionalidad de comprobar si el formulario que se envía viene del panel de administración o del alta de una receta.</text:p>
                </text:list-item>
                <text:list-item>
                  <text:p text:style-name="P107">functions.js para añadir elementos a una lista y para agregar nuevos elementos como utensilios o ingredientes.</text:p>
                </text:list-item>
                <text:list-item>
                  <text:p text:style-name="P107">recetaData-view.php para reubicar los array de elementos en las listas para poder seleccionarlos más cómodamente desde JavaScript.</text:p>
                </text:list-item>
                <text:list-item>
                  <text:p text:style-name="P107">utensilioAjax.php y utensilioController.php modificando las respuestas para procesarlas mejor desde JavaScript.</text:p>
                </text:list-item>
              </text:list>
            </text:list-item>
            <text:list-item>
              <text:p text:style-name="P107">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08"><text:span text:style-name="T36">C</text:span><text:span text:style-name="T33">olocada la parte de agregar ingredientes a la lista de ingredientes.</text:span></text:p>
            </text:list-item>
            <text:list-item>
              <text:p text:style-name="P108">Funcionalidad de añadir ingredientes a la lista y añadir nuevo ingrediente de la vista recetas funcionando correctamente</text:p>
            </text:list-item>
            <text:list-item>
              <text:p text:style-name="P108">Corregido en ajax.js bug a la hora de añadir elementos nuevos cuando la respuesta es de error bien porque el elemento ya existe o cualquier otro tipo de error.<text:span text:style-name="T33"/></text:p>
            </text:list-item>
            <text:list-item>
              <text:p text:style-name="P109">Creada funcionalidad para realizar peticiones asíncronas y rellenar elementos del DOM sin recargar, en especial en la vista de enviar recetas.<text:span text:style-name="T33"/></text:p>
            </text:list-item>
          </text:list>
        </text:list-item>
        <text:list-item>
          <text:p text:style-name="P29"><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10"><text:span text:style-name="T36">R</text:span><text:span text:style-name="T33">ellena las zonas geográficas al cargar la página y al seleccionar una carga sus países. Al seleccionar un país carga sus regiones en caso de que las tenga.</text:span></text:p>
            </text:list-item>
            <text:list-item>
              <text:p text:style-name="P110">Rellena al cargar la página Utensilios e ingredientes. Se pueden agregar utensilios e ingredientes nuevos desde la vista receta.</text:p>
            </text:list-item>
            <text:list-item>
              <text:p text:style-name="P110">RECORDAR RELLENAR Estilos de cocina, grupos de plato, tipos de plato y métodos de cocción.</text:p>
            </text:list-item>
          </text:list>
        </text:list-item>
        <text:list-item>
          <text:p text:style-name="P30"><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1"><text:soft-page-break/><text:span text:style-name="T36">E</text:span><text:span text:style-name="T33">mpezando a trabajar en el backend de enviar recetas.</text:span></text:p>
            </text:list-item>
            <text:list-item>
              <text:p text:style-name="P111">Creada fachada y controlador de recetas recetaAjax.php y recetaController.php</text:p>
            </text:list-item>
          </text:list>
        </text:list-item>
        <text:list-item>
          <text:p text:style-name="P30"><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1"><text:span text:style-name="T36">T</text:span><text:span text:style-name="T33">rabajando en el controlador de recetas:</text:span></text:p>
              <text:list>
                <text:list-item>
                  <text:p text:style-name="P144">Recupera todos los campos:</text:p>
                  <text:list>
                    <text:list-item>
                      <text:p text:style-name="P112">Campos texto</text:p>
                    </text:list-item>
                    <text:list-item>
                      <text:p text:style-name="P112">Campos select</text:p>
                    </text:list-item>
                    <text:list-item>
                      <text:p text:style-name="P112">Campos select múltiples en forma de array</text:p>
                    </text:list-item>
                    <text:list-item>
                      <text:p text:style-name="P112">Lista de utensilios</text:p>
                    </text:list-item>
                    <text:list-item>
                      <text:p text:style-name="P112">Lista de ingredientes con tres arrays:</text:p>
                      <text:list>
                        <text:list-item>
                          <text:p text:style-name="P112">Lista de ingredientes</text:p>
                        </text:list-item>
                        <text:list-item>
                          <text:p text:style-name="P112">Array asociativo de ingredientes-cantidades</text:p>
                        </text:list-item>
                        <text:list-item>
                          <text:p text:style-name="P112">Array asociativo de ingredientes-unidades</text:p>
                        </text:list-item>
                      </text:list>
                    </text:list-item>
                  </text:list>
                </text:list-item>
                <text:list-item>
                  <text:p text:style-name="P111"><text:span text:style-name="T33">Comprueba que los campos cumplen todos los requisitos </text:span><text:span text:style-name="T42">necesarios</text:span></text:p>
                </text:list-item>
              </text:list>
            </text:list-item>
          </text:list>
        </text:list-item>
        <text:list-item>
          <text:p text:style-name="P31"><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51"><text:span text:style-name="T35">V</text:span><text:span text:style-name="T34">ista de enviar recetas completamente funcional.</text:span></text:p>
              <text:list>
                <text:list-item>
                  <text:p text:style-name="P145">Corregidos todos los errores detectados.</text:p>
                  <text:list>
                    <text:list-item>
                      <text:p text:style-name="P145">Al eliminar un elemento de las listas de utensilios o ingredientes no lo eliminaba del array y lo enviaba igual al backend</text:p>
                    </text:list-item>
                    <text:list-item>
                      <text:p text:style-name="P145">Si no se ponía unidad en el select de ingredientes, no lo enviaba de modo que no se podía comprobar si había o no cantidad para lanzar el error</text:p>
                    </text:list-item>
                  </text:list>
                </text:list-item>
              </text:list>
            </text:list-item>
            <text:list-item>
              <text:p text:style-name="P146">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2"><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3">Solucionado problema de recarga de la zona geográfica</text:p>
            </text:list-item>
            <text:list-item>
              <text:p text:style-name="P113">Trabajando en el back para enviar la receta. Comprueba que existen todos los campos, los recupera, y graba todos los datos de la receta propiamente dicha.</text:p>
            </text:list-item>
            <text:list-item>
              <text:p text:style-name="P113">Graba arrays de estilos de cocina, métodos y tipos de plato en las tablas intermedias.</text:p>
            </text:list-item>
            <text:list-item>
              <text:p text:style-name="P113">Falta grabar utensilios, ingredientes, cantidades y unidades y foto de la receta.</text:p>
            </text:list-item>
          </text:list>
        </text:list-item>
        <text:list-item>
          <text:p text:style-name="P33"><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4">Vista enviar recetas completamente acabada y funcional</text:p>
            </text:list-item>
            <text:list-item>
              <text:p text:style-name="P114">Completada en el backend la función para grabar la receta. Graba la receta completa con sus ingredientes, utensilios y fotografía.</text:p>
            </text:list-item>
          </text:list>
        </text:list-item>
        <text:list-item>
          <text:p text:style-name="P34"><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5">Creado y finalizado modelo para las recetas recetaModel.php</text:p>
            </text:list-item>
            <text:list-item>
              <text:p text:style-name="P115">Trabajando en el controlador de recetas para listar recetas</text:p>
            </text:list-item>
          </text:list>
        </text:list-item>
        <text:list-item>
          <text:p text:style-name="P35"><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6">Creada página para incluir en los listados de recetas. Dependiendo de la página en la que se incluye lista determinados tipos de recetas.</text:p>
            </text:list-item>
            <text:list-item>
              <text:p text:style-name="P116">Añadido al controlador de recetas la función para listar recetas</text:p>
            </text:list-item>
            <text:list-item>
              <text:p text:style-name="P117"><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18">Solucionado el tema de los patrones en todos los formularios.<text:span text:style-name="T33"/></text:p>
            </text:list-item>
            <text:list-item>
              <text:p text:style-name="P119">Corregido desplazamiento del menú de usuario en pantalla grande.<text:span text:style-name="T33"/></text:p>
            </text:list-item>
            <text:list-item>
              <text:p text:style-name="P120">Corregida distorsión de la foto del usuario en la barra de navegación.<text:span text:style-name="T33"/></text:p>
            </text:list-item>
            <text:list-item>
              <text:p text:style-name="P121">Añadido botón para editar una receta en los listados si es del propio usuario.<text:span text:style-name="T33"/></text:p>
            </text:list-item>
            <text:list-item>
              <text:p text:style-name="P121">Finalizadas todas las vistas de listados de recetas, tanto el front como el back.<text:span text:style-name="T33"/></text:p>
            </text:list-item>
          </text:list>
        </text:list-item>
        <text:list-item>
          <text:p text:style-name="P37"><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2">Creada la vista para revisar o actualizar una receta</text:p>
            </text:list-item>
            <text:list-item>
              <text:p text:style-name="P122">Rellena todos los campos incluidos los select sencillos y múltiples y la lista de utensilios</text:p>
            </text:list-item>
            <text:list-item>
              <text:p text:style-name="P122">FALTA RELLENAR LISTA DE INGREDIENTES Y AGREGAR BOTONES PARA ACTIVAR O DESACTIVAR <text:span text:style-name="T72">LA </text:span>RECETA. </text:p>
            </text:list-item>
          </text:list>
        </text:list-item>
        <text:list-item>
          <text:p text:style-name="P38"><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3">Rellena todos los datos de la vista update de la receta <text:span text:style-name="T74">con las cantidades y unidades de los ingredientes.</text:span></text:p>
            </text:list-item>
            <text:list-item>
              <text:p text:style-name="P124">Comprueba si el usuario es revisor o sólo el propietario, para permitirle aprobar una receta y sus ingredientes.</text:p>
            </text:list-item>
            <text:list-item>
              <text:p text:style-name="P124">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9"><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5">Finalizada la funcionalidad de aprobar receta. Activa la receta y los ingredientes y utensilios que estuviesen sin activar.</text:p>
            </text:list-item>
            <text:list-item>
              <text:p text:style-name="P126">Trabajando en el listado de recetas desde el panel de control.</text:p>
            </text:list-item>
          </text:list>
        </text:list-item>
        <text:list-item>
          <text:p text:style-name="P40"><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27">Finalizado el listado de recetas para revisar desde el menú de revisor</text:p>
            </text:list-item>
            <text:list-item>
              <text:p text:style-name="P127"><text:soft-page-break/>Finalizada la vista de recetas del panel de administración.</text:p>
            </text:list-item>
            <text:list-item>
              <text:p text:style-name="P129">Incorporada búsqueda en todas las secciones de vista de recetas</text:p>
            </text:list-item>
            <text:list-item>
              <text:p text:style-name="P130">Finalizada funcionalidad para actualizar recetas.</text:p>
            </text:list-item>
          </text:list>
        </text:list-item>
        <text:list-item>
          <text:p text:style-name="P41"><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1">Creada la vista de la receta completa. Inserta todos los datos excepto ingredientes, utensilios y etiquetas de estilos de cocina, tipos de plato, etc.</text:p>
            </text:list-item>
          </text:list>
        </text:list-item>
        <text:list-item>
          <text:p text:style-name="P42"><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2">Finalizada y formateada la vista de usuario de la receta. Inserta todos los datos de la receta incluyendo ingredientes, cantidades, unidades, utensilios, etiquetas, etc.</text:p>
            </text:list-item>
          </text:list>
        </text:list-item>
        <text:list-item>
          <text:p text:style-name="P43"><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3">Calculo de ingredientes.</text:p>
            </text:list-item>
            <text:list-item>
              <text:p text:style-name="P133">Vista de las recetas de un usuario al pulsar su nombre en la vista de la receta completa</text:p>
            </text:list-item>
          </text:list>
        </text:list-item>
        <text:list-item>
          <text:p text:style-name="P44"><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4">Añadido input para buscar en los select de ingredienes y utensilios en las vistas actualizar y enviar receta</text:p>
            </text:list-item>
          </text:list>
        </text:list-item>
        <text:list-item>
          <text:p text:style-name="P45"><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5">Cambiado el sistema de búsquedas en las páginas de listados de recetas. Realiza búsqueda global de texto contra la base de datos en lugar de las tarjetas visibles, para poder realizar el paginado mediante scroll.</text:p>
            </text:list-item>
            <text:list-item>
              <text:p text:style-name="P136">RECORDAR CAMBIAR EL INPUT DE BÚSQUEDA EN LAS PÁGINAS misRecetas y recetasDe </text:p>
            </text:list-item>
            <text:list-item>
              <text:p text:style-name="P136">RECORDAR DAR FORMATO AL COLOCAR EL TEXTO “Se han encontrado x recetas” en el listado de recetas.</text:p>
            </text:list-item>
          </text:list>
        </text:list-item>
        <text:list-item>
          <text:p text:style-name="P46"><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137">Cambiado input de búsqueda en las vistas misRecetas y recetasDe</text:p>
            </text:list-item>
            <text:list-item>
              <text:p text:style-name="P138">Añadida funcionalidad recetas favoritas en listado de recetas, ver recetas.</text:p>
            </text:list-item>
            <text:list-item>
              <text:p text:style-name="P138">Completada vista recetasFavoritas</text:p>
            </text:list-item>
            <text:list-item>
              <text:p text:style-name="P139">Colocados botones para descargar ficha técnica y ficha de coste</text:p>
            </text:list-item>
          </text:list>
        </text:list-item>
        <text:list-item>
          <text:p text:style-name="P47"><text:span text:style-name="T62">Día </text:span><text:span text:style-name="T75">4</text:span><text:span text:style-name="T83">8</text:span><text:span text:style-name="T62">: </text:span><text:span text:style-name="T79">2</text:span><text:span text:style-name="T83">5</text:span><text:span text:style-name="T62">/1</text:span><text:span text:style-name="T61">1</text:span><text:span text:style-name="T62">/2025</text:span></text:p>
          <text:list>
            <text:list-item>
              <text:p text:style-name="P140">Creado banner para añadir en las páginas y documentos generados</text:p>
            </text:list-item>
            <text:list-item>
              <text:p text:style-name="P140">Añadido banner en la página principal</text:p>
            </text:list-item>
            <text:list-item>
              <text:p text:style-name="P140">Trabajando en la generación del pdf de la receta</text:p>
            </text:list-item>
            <text:list-item>
              <text:p text:style-name="P140">Añadido banner en el pdf de la receta</text:p>
            </text:list-item>
          </text:list>
        </text:list-item>
        <text:list-item>
          <text:p text:style-name="P48"><text:span text:style-name="T62">Día </text:span><text:span text:style-name="T75">4</text:span><text:span text:style-name="T84">9</text:span><text:span text:style-name="T62">: </text:span><text:span text:style-name="T79">2</text:span><text:span text:style-name="T84">6</text:span><text:span text:style-name="T62">/1</text:span><text:span text:style-name="T61">1</text:span><text:span text:style-name="T62">/2025</text:span></text:p>
          <text:list>
            <text:list-item>
              <text:p text:style-name="P53"><text:soft-page-break/><text:span text:style-name="T26">Añadida cabecera de la receta con nombre, redactor, </text:span><text:span text:style-name="T29">número de personas</text:span><text:span text:style-name="T26">, estilo de cocina, grupos y tipos de plato, tiempo de elaboración.</text:span></text:p>
            </text:list-item>
            <text:list-item>
              <text:p text:style-name="P52"><text:span text:style-name="T26">Añadida lista de ingredientes y de utensilios al pdf de la receta.</text:span></text:p>
            </text:list-item>
            <text:list-item>
              <text:p text:style-name="P52"><text:span text:style-name="T26">Añadida sección de elaboración al pdf de la receta.</text:span></text:p>
            </text:list-item>
          </text:list>
        </text:list-item>
      </text:list>
      <text:p text:style-name="P2"/>
      <text:p text:style-name="P3">COSAS QUE FALTAN POR HACER</text:p>
      <text:list text:style-name="L1">
        <text:list-item>
          <text:p text:style-name="P141">Cambiar el menú superior<text:span text:style-name="T33"/></text:p>
        </text:list-item>
        <text:list-item>
          <text:p text:style-name="P128">Sacar la ficha de coste</text:p>
        </text:list-item>
        <text:list-item>
          <text:p text:style-name="P128">Descargar la ficha técnica en pdf</text:p>
        </text:list-item>
        <text:list-item>
          <text:p text:style-name="P128">Paginado mediante scroll infinito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2</text:page-number><text:s/>de <text:page-count>12</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6T22:49:17.218755781</dc:date>
    <meta:editing-duration>P2DT4H57M3S</meta:editing-duration>
    <meta:editing-cycles>133</meta:editing-cycles>
    <meta:generator>LibreOffice/7.4.7.2$Linux_X86_64 LibreOffice_project/40$Build-2</meta:generator>
    <meta:document-statistic meta:table-count="0" meta:image-count="0" meta:object-count="0" meta:page-count="12" meta:paragraph-count="253" meta:word-count="2631" meta:character-count="15881" meta:non-whitespace-character-count="13744"/>
  </office:meta>
</office:document-meta>
</file>